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" draw:layer="layout" svg:width="3.175cm" svg:height="1.905cm" svg:x="8.62cm" svg:y="5.845cm">
          <text:p text:style-name="P1"><text:span text:style-name="T1">Sign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3.175cm" svg:height="1.905cm" svg:x="8.62cm" svg:y="1.735cm">
          <text:p text:style-name="P1"><text:span text:style-name="T1">Signal</text:span></text:p>
          <text:p text:style-name="P1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3.175cm" svg:height="1.905cm" svg:x="12.49cm" svg:y="9.369cm">
          <text:p text:style-name="P1"><text:span text:style-name="T1">Signal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0.207cm" svg:y1="7.75cm" svg:x2="14.077cm" svg:y2="9.369cm" draw:start-shape="id1" draw:start-glue-point="2" draw:end-shape="id2" svg:d="m10207 7750v809h3870v810">
          <text:p text:style-name="P1"><text:span text:style-name="T1">Dir</text:span></text:p>
          <text:p text:style-name="P1"><text:span text:style-name="T1">In</text:span></text:p>
        </draw:connector>
        <draw:connector draw:style-name="gr2" draw:text-style-name="P2" draw:layer="layout" svg:x1="10.207cm" svg:y1="3.64cm" svg:x2="10.207cm" svg:y2="5.845cm" draw:start-shape="id3" draw:start-glue-point="2" draw:end-shape="id1" draw:end-glue-point="0" svg:d="m10207 3640v2205">
          <text:p text:style-name="P1"><text:span text:style-name="T1"><text:s text:c="7"/></text:span><text:span text:style-name="T1">Dir</text:span></text:p>
          <text:p text:style-name="P1"><text:span text:style-name="T1"><text:s text:c="8"/></text:span><text:span text:style-name="T1">Out</text:span></text:p>
        </draw:connector>
        <draw:custom-shape draw:style-name="gr1" draw:text-style-name="P2" draw:id="id4" draw:layer="layout" svg:width="3.175cm" svg:height="1.905cm" svg:x="4.81cm" svg:y="9.369cm">
          <text:p text:style-name="P1"><text:span text:style-name="T1">Signal</text:span></text:p>
          <text:p text:style-name="P1"><text:span text:style-name="T1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svg:x1="10.207cm" svg:y1="7.75cm" svg:x2="6.397cm" svg:y2="9.369cm" draw:start-shape="id1" draw:start-glue-point="2" draw:end-shape="id4" draw:end-glue-point="0" svg:d="m10207 7750v809h-3810v810">
          <text:p text:style-name="P2"><text:span text:style-name="T1">Dir</text:span></text:p>
          <text:p text:style-name="P2"><text:span text:style-name="T1">I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hn Thornton</meta:initial-creator>
    <meta:creation-date>2009-04-17T06:06:19</meta:creation-date>
    <dc:creator>John Thornton</dc:creator>
    <dc:date>2010-08-01T08:15:59</dc:date>
    <dc:language>en-US</dc:language>
    <meta:editing-cycles>4</meta:editing-cycles>
    <meta:editing-duration>PT10M36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